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00a933"/>
    </style:style>
    <style:style style:name="ce6" style:family="table-cell" style:parent-style-name="Default">
      <style:table-cell-properties fo:background-color="#f10d0c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800080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22" style:family="table-cell" style:parent-style-name="Warning">
      <style:table-cell-properties fo:background-color="#81d41a" fo:border="0.74pt solid #ff0000"/>
    </style:style>
    <style:style style:name="ce36" style:family="table-cell" style:parent-style-name="Warning">
      <style:table-cell-properties fo:background-color="#28471f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38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1c1c1c"/>
    </style:style>
    <style:style style:name="ce39" style:family="table-cell" style:parent-style-name="Warning">
      <style:table-cell-properties fo:background-color="#00a933" style:text-align-source="fix" style:repeat-content="false" fo:border="0.74pt solid #ff0000"/>
      <style:paragraph-properties fo:text-align="center" fo:margin-left="0in"/>
    </style:style>
    <style:style style:name="ce40" style:family="table-cell" style:parent-style-name="Warning">
      <style:table-cell-properties fo:background-color="#00a933" fo:border="0.74pt solid 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63" style:family="table-cell" style:parent-style-name="Default">
      <style:table-cell-properties fo:background-color="#00a933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75" style:family="table-cell" style:parent-style-name="Default">
      <style:table-cell-properties fo:background-color="#28471f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59" style:family="table-cell" style:parent-style-name="Default">
      <style:table-cell-properties fo:background-color="#ff0000"/>
      <style:text-properties fo:color="#ff6d6d"/>
    </style:style>
    <style:style style:name="ce61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56" style:family="table-cell" style:parent-style-name="Default">
      <style:table-cell-properties fo:background-color="#ff0000" fo:border="0.74pt solid #ff0000"/>
    </style:style>
    <style:style style:name="ce64" style:family="table-cell" style:parent-style-name="Default">
      <style:table-cell-properties fo:background-color="#224b12" fo:border="0.74pt solid #ff0000"/>
      <style:text-properties fo:color="#3465a4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table:style-name="ce1"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style-name="ce22"/>
          <table:table-cell table:number-columns-repeated="3" table:style-name="ce45" office:value-type="string" calcext:value-type="string">
            <text:p>(VAR 3) 18</text:p>
          </table:table-cell>
          <table:table-cell table:style-name="ce61" office:value-type="string" calcext:value-type="string">
            <text:p>VAR 3 18</text:p>
          </table:table-cell>
          <table:table-cell table:style-name="ce61" office:value-type="string" calcext:value-type="string">
            <text:p>VAR 3 for 18</text:p>
          </table:table-cell>
        </table:table-row>
        <table:table-row table:style-name="ro1">
          <table:table-cell office:value-type="string" calcext:value-type="string">
            <text:p>Var 3</text:p>
          </table:table-cell>
          <table:table-cell table:style-name="ce36"/>
          <table:table-cell table:style-name="ce63" table:number-columns-repeated="2"/>
          <table:table-cell table:style-name="ce75" office:value-type="string" calcext:value-type="string">
            <text:p>VAR 3 (2) </text:p>
          </table:table-cell>
          <table:table-cell table:number-columns-repeated="2" table:style-name="ce61" office:value-type="string" calcext:value-type="string">
            <text:p>VAR 3 TRUE</text:p>
          </table:table-cell>
        </table:table-row>
        <table:table-row table:style-name="ro1">
          <table:table-cell table:style-name="ce6" office:value-type="string" calcext:value-type="string">
            <text:p>NONON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</table:table-row>
        <table:table-row table:style-name="ro1">
          <table:table-cell office:value-type="string" calcext:value-type="string">
            <text:p>Var 5</text:p>
          </table:table-cell>
          <table:table-cell table:style-name="ce38" office:value-type="string" calcext:value-type="string">
            <text:p>FFO</text:p>
          </table:table-cell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4" office:value-type="string" calcext:value-type="string">
            <text:p><text:span text:style-name="T2">VAR 21(6</text:span>)</text:p>
          </table:table-cell>
          <table:table-cell table:style-name="ce75" office:value-type="string" calcext:value-type="string">
            <text:p>VAR 21(6)</text:p>
          </table:table-cell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5" table:style-name="ce52" office:value-type="string" calcext:value-type="string">
            <text:p>VAR 21 &amp; 6</text:p>
          </table:table-cell>
        </table:table-row>
        <table:table-row table:style-name="ro1">
          <table:table-cell office:value-type="string" calcext:value-type="string">
            <text:p>Var 7</text:p>
          </table:table-cell>
          <table:table-cell table:style-name="ce39"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3" table:style-name="ce26" office:value-type="string" calcext:value-type="string">
            <text:p>VAR 7 &amp; 8</text:p>
          </table:table-cell>
        </table:table-row>
        <table:table-row table:style-name="ro1">
          <table:table-cell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number-columns-repeated="3" table:style-name="ce59" office:value-type="string" calcext:value-type="string">
            <text:p>yes for cash</text:p>
          </table:table-cell>
        </table:table-row>
        <table:table-row table:style-name="ro1">
          <table:table-cell table:style-name="ce10" office:value-type="string" calcext:value-type="string">
            <text:p>Var 9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table:style-name="ce19" office:value-type="string" calcext:value-type="string">
            <text:p>Var 13</text:p>
          </table:table-cell>
          <table:table-cell table:number-columns-repeated="6" table:style-name="ce40" office:value-type="string" calcext:value-type="string">
            <text:p>Var 13</text:p>
          </table:table-cell>
        </table:table-row>
        <table:table-row table:style-name="ro1">
          <table:table-cell table:style-name="ce6" office:value-type="string" calcext:value-type="string">
            <text:p>Var 14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ce6" office:value-type="string" calcext:value-type="string">
            <text:p>Var 15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ce6" office:value-type="string" calcext:value-type="string">
            <text:p>Var 16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3"/>
        </table:table-row>
        <table:table-row table:style-name="ro1">
          <table:table-cell table:style-name="ce2"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/>
          <table:table-cell table:style-name="ce4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5" table:number-rows-spanned="1">
            <text:p>Labs are done since the order is a repeat order with no offset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07:29:51.6913303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7T07:30:07.586942624</dc:date>
    <meta:editing-duration>P5DT19H18M52S</meta:editing-duration>
    <meta:editing-cycles>65</meta:editing-cycles>
    <meta:generator>LibreOffice/7.5.5.2$MacOSX_AARCH64 LibreOffice_project/ca8fe7424262805f223b9a2334bc7181abbcbf5e</meta:generator>
    <meta:print-date>2024-06-05T03:17:29.593358086</meta:print-date>
    <meta:printed-by>PDF files</meta:printed-by>
    <meta:document-statistic meta:table-count="1" meta:cell-count="79" meta:object-count="0"/>
  </office:meta>
</office:document-meta>
</file>